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56H33M46.513S" calcext:value-type="time">
            <text:p>556:3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Easter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/>
          <table:table-cell table:formula="of:=IF([.G115]-[.F115] &gt; 0; [.G115]-[.F115]; 0)" office:value-type="time" office:time-value="PT00H00M00S" calcext:value-type="time">
            <text:p>00:00</text:p>
          </table:table-cell>
          <table:table-cell table:formula="of:=[.D115]+[.H115]" office:value-type="time" office:time-value="PT03H50M05S" calcext:value-type="time">
            <text:p>03:50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9]-[.B119] &gt; 0; [.C119]-[.B11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9]-[.F119] &gt; 0; [.G119]-[.F119]; 0)" office:value-type="time" office:time-value="PT00H00M00S" calcext:value-type="time">
            <text:p>00:00</text:p>
          </table:table-cell>
          <table:table-cell table:style-name="ce18" table:formula="of:=[.D119]+[.H11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03H50M05S" calcext:value-type="time">
            <text:p>03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1]-[.B121] &gt; 0; [.C121]-[.B1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1:46:03.776017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4-25T15:35:38.449803411</dc:date>
    <dc:creator>Benjamin Laws</dc:creator>
    <meta:editing-duration>P23DT10H28M3S</meta:editing-duration>
    <meta:editing-cycles>626</meta:editing-cycles>
    <meta:generator>LibreOffice/7.2.6.2$MacOSX_X86_64 LibreOffice_project/b0ec3a565991f7569a5a7f5d24fed7f52653d754</meta:generator>
    <meta:document-statistic meta:table-count="2" meta:cell-count="890" meta:object-count="0"/>
  </office:meta>
</office:document-meta>
</file>